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opacity="50%" draw:opacity-name="" draw:textarea-horizontal-align="justify" draw:textarea-vertical-align="middle" draw:auto-grow-height="false" fo:min-height="2.15cm" fo:min-width="3.4cm"/>
    </style:style>
    <style:style style:name="gr2" style:family="graphic" style:parent-style-name="standard">
      <style:graphic-properties svg:stroke-color="#000000" draw:fill-color="#9999ff" draw:textarea-horizontal-align="justify" draw:textarea-vertical-align="middle" draw:auto-grow-height="false" fo:min-height="2.15cm" fo:min-width="3cm"/>
    </style:style>
    <style:style style:name="gr3" style:family="graphic" style:parent-style-name="standard">
      <style:graphic-properties draw:stroke="solid" draw:stroke-dash="Fine_20_Dashed" svg:stroke-color="#000000" draw:fill-color="#dddddd" draw:textarea-horizontal-align="justify" draw:textarea-vertical-align="middle" draw:auto-grow-height="false" fo:min-height="2.15cm" fo:min-width="0.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0.5cm"/>
    </style:style>
    <style:style style:name="gr5" style:family="graphic" style:parent-style-name="standard">
      <style:graphic-properties svg:stroke-color="#000000" draw:fill-color="#ffcc00" draw:textarea-horizontal-align="justify" draw:textarea-vertical-align="middle" draw:auto-grow-height="false" fo:min-height="2.15cm" fo:min-width="1.4cm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2.15cm" fo:min-width="11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solid" svg:stroke-color="#000000" draw:fill="none" draw:fill-color="#ffffff" fo:min-height="2.75cm"/>
    </style:style>
    <style:style style:name="gr11" style:family="graphic" style:parent-style-name="standard">
      <style:graphic-properties draw:stroke="solid" svg:stroke-color="#000000" draw:fill="none" draw:fill-color="#ffffff" fo:min-height="2.444cm"/>
    </style:style>
    <style:style style:name="gr12" style:family="graphic" style:parent-style-name="standard">
      <style:graphic-properties draw:stroke="solid" svg:stroke-color="#000000" draw:fill="none" draw:fill-color="#ffffff" fo:min-height="2.344cm"/>
    </style:style>
    <style:style style:name="gr13" style:family="graphic" style:parent-style-name="standard">
      <style:graphic-properties draw:textarea-horizontal-align="justify" draw:textarea-vertical-align="middle" draw:auto-grow-height="false" fo:min-height="2.02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9cm" svg:height="2.4cm" svg:x="1.9cm" svg:y="3.3cm">
            <text:p text:style-name="P1">Προοίμιο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5cm" svg:height="2.4cm" svg:x="6.5cm" svg:y="3.3cm">
            <text:p text:style-name="P1"><text:span text:style-name="T1">Διεύθυνση</text:span></text:p>
            <text:p text:style-name="P1"><text:span text:style-name="T1">MAC</text:span></text:p>
            <text:p text:style-name="P1"><text:span text:style-name="T1">Προορισμού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7cm" svg:height="2.4cm" svg:x="5.8cm" svg:y="3.3cm">
            <text:p text:style-name="P1">S</text:p>
            <text:p text:style-name="P1">F</text:p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2.4cm" svg:x="13.5cm" svg:y="3.3cm">
            <text:p text:style-name="P1"><text:span text:style-name="T2">T</text:span></text:p>
            <text:p text:style-name="P1"><text:span text:style-name="T2">Y</text:span></text:p>
            <text:p text:style-name="P1"><text:span text:style-name="T2">P</text:span></text:p>
            <text:p text:style-name="P1"><text:span text:style-name="T2">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9cm" svg:height="2.4cm" svg:x="26cm" svg:y="3.3cm">
            <text:p text:style-name="P1">FCS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5cm" svg:height="2.4cm" svg:x="10cm" svg:y="3.3cm">
            <text:p text:style-name="P1"><text:span text:style-name="T1">Διεύθυνση</text:span></text:p>
            <text:p text:style-name="P1"><text:span text:style-name="T1">MAC</text:span></text:p>
            <text:p text:style-name="P1"><text:span text:style-name="T1">Προέλευσης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1.5cm" svg:height="2.4cm" svg:x="14.5cm" svg:y="3.3cm">
            <text:p text:style-name="P1"><text:span text:style-name="T3">Δεδομένα</text:span></text:p>
            <draw:enhanced-geometry svg:viewBox="0 0 21600 21600" draw:type="rectangle" draw:enhanced-path="M 0 0 L 21600 0 21600 21600 0 21600 0 0 Z N"/>
          </draw:custom-shape>
          <draw:measure draw:style-name="gr7" draw:text-style-name="P1" draw:layer="measurelines" svg:x1="14.5cm" svg:y1="3cm" svg:x2="25.9cm" svg:y2="3cm">
            <text:p text:style-name="P8">46 – 1500 bytes</text:p>
          </draw:measure>
          <draw:frame draw:style-name="gr8" draw:text-style-name="P9" draw:layer="layout" svg:width="2.7cm" svg:height="1cm" svg:x="2.9cm" svg:y="2cm">
            <draw:text-box>
              <text:p>7 bytes</text:p>
            </draw:text-box>
          </draw:frame>
          <draw:frame draw:style-name="gr9" draw:text-style-name="P9" draw:layer="layout" svg:width="0.8cm" svg:height="1.2cm" svg:x="5.7cm" svg:y="2cm">
            <draw:text-box>
              <text:p>1</text:p>
            </draw:text-box>
          </draw:frame>
          <draw:frame draw:style-name="gr8" draw:text-style-name="P9" draw:layer="layout" svg:width="1cm" svg:height="1cm" svg:x="7.8cm" svg:y="2cm">
            <draw:text-box>
              <text:p>6</text:p>
            </draw:text-box>
          </draw:frame>
          <draw:frame draw:style-name="gr8" draw:text-style-name="P9" draw:layer="layout" svg:width="1cm" svg:height="1cm" svg:x="11.2cm" svg:y="2cm">
            <draw:text-box>
              <text:p>6</text:p>
            </draw:text-box>
          </draw:frame>
          <draw:frame draw:style-name="gr8" draw:text-style-name="P9" draw:layer="layout" svg:width="1cm" svg:height="1cm" svg:x="13.6cm" svg:y="2cm">
            <draw:text-box>
              <text:p>2</text:p>
            </draw:text-box>
          </draw:frame>
          <draw:frame draw:style-name="gr8" draw:text-style-name="P9" draw:layer="layout" svg:width="1cm" svg:height="1cm" svg:x="26.6cm" svg:y="2cm">
            <draw:text-box>
              <text:p>4</text:p>
            </draw:text-box>
          </draw:frame>
          <draw:frame draw:style-name="gr10" draw:text-style-name="P9" draw:layer="layout" svg:width="8.5cm" svg:height="3.095cm" svg:x="2.6cm" svg:y="6.405cm">
            <draw:text-box>
              <text:p><text:span text:style-name="T4">SFD:</text:span> Start Frame Delimiter</text:p>
              <text:p><text:tab/><text:tab/>Διαχωριστικό</text:p>
              <text:p><text:tab/><text:tab/>Έναρξης</text:p>
              <text:p><text:tab/><text:tab/>Πλαισίου</text:p>
            </draw:text-box>
          </draw:frame>
          <draw:frame draw:style-name="gr11" draw:text-style-name="P11" draw:layer="layout" svg:width="15.2cm" svg:height="2.694cm" svg:x="12.8cm" svg:y="9.006cm">
            <draw:text-box>
              <text:p text:style-name="P10"><text:span text:style-name="T4">Type:</text:span><text:span text:style-name="T4"><text:tab/></text:span><text:span text:style-name="T5">Τιμή &lt;= 1500:</text:span><text:span text:style-name="T4"> Μήκος Πεδίου Δεδομένων</text:span></text:p>
              <text:p text:style-name="P10"><text:span text:style-name="T5"><text:tab/></text:span><text:span text:style-name="T5"><text:tab/></text:span><text:span text:style-name="T5">(από 0x0000 ως 0x05DC)</text:span></text:p>
              <text:p text:style-name="P10"><text:span text:style-name="T5"><text:tab/></text:span><text:span text:style-name="T5"><text:tab/></text:span><text:span text:style-name="T5">Τιμή &gt; 1500: </text:span><text:span text:style-name="T4">Τύπος Δεδομένων</text:span></text:p>
            </draw:text-box>
          </draw:frame>
          <draw:frame draw:style-name="gr12" draw:text-style-name="P13" draw:layer="layout" svg:width="8.9cm" svg:height="2.594cm" svg:x="19.2cm" svg:y="6.1cm">
            <draw:text-box>
              <text:p text:style-name="P12"><text:span text:style-name="T4">FCS:</text:span> </text:p>
              <text:p text:style-name="P12">Frame Check Sequence</text:p>
              <text:p text:style-name="P12">Ακολουθία Ελέγχου Πλαισίου</text:p>
            </draw:text-box>
          </draw:frame>
          <draw:custom-shape draw:style-name="gr13" draw:text-style-name="P1" draw:layer="layout" svg:width="0.6cm" svg:height="2.6cm" svg:x="13.7cm" svg:y="6.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19:49:51.241000000</meta:creation-date>
    <dc:date>2016-10-28T20:19:51.980000000</dc:date>
    <meta:editing-duration>PT17M38S</meta:editing-duration>
    <meta:editing-cycles>3</meta:editing-cycles>
    <meta:generator>LibreOffice/5.1.1.3$Windows_X86_64 LibreOffice_project/89f508ef3ecebd2cfb8e1def0f0ba9a803b88a6d</meta:generator>
    <meta:document-statistic meta:object-count="19"/>
  </office:meta>
</office:document-meta>
</file>